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4">
      <text:list-level-style-number text:level="1" style:num-suffix="." style:num-format="1">
        <style:list-level-properties text:space-before="0.4916in" text:min-label-width="0.4916in" text:list-level-position-and-space-mode="label-alignment">
          <style:list-level-label-alignment text:label-followed-by="listtab" fo:margin-left="0.9833in" fo:text-indent="-0.4916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5">
      <text:list-level-style-number text:level="1" style:num-suffix="." style:num-format="1">
        <style:list-level-properties text:space-before="0.4916in" text:min-label-width="0.4916in" text:list-level-position-and-space-mode="label-alignment">
          <style:list-level-label-alignment text:label-followed-by="listtab" fo:margin-left="0.9833in" fo:text-indent="-0.4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Heading1" style:master-page-name="MP0" style:family="paragraph">
      <style:paragraph-properties fo:break-before="page" fo:line-height="200%"/>
      <style:text-properties fo:language="es" fo:country="MX"/>
    </style:style>
    <style:style style:name="P2" style:parent-style-name="Heading2" style:family="paragraph">
      <style:text-properties fo:language="es" fo:country="MX"/>
    </style:style>
    <style:style style:name="P3" style:parent-style-name="Normal" style:family="paragraph">
      <style:text-properties fo:language="es" fo:country="MX"/>
    </style:style>
    <style:style style:name="P4" style:parent-style-name="Normal" style:family="paragraph">
      <style:paragraph-properties fo:line-height="150%"/>
      <style:text-properties fo:font-weight="bold" style:font-weight-asian="bold" style:font-weight-complex="bold"/>
    </style:style>
    <style:style style:name="P5" style:parent-style-name="ListParagraph" style:family="paragraph"/>
    <style:style style:name="P6" style:parent-style-name="ListParagraph" style:family="paragraph"/>
    <style:style style:name="P7" style:parent-style-name="ListParagraph" style:family="paragraph">
      <style:paragraph-properties fo:line-height="200%"/>
    </style:style>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ListParagraph" style:family="paragraph">
      <style:paragraph-properties fo:margin-left="1in">
        <style:tab-stops/>
      </style:paragraph-properties>
    </style:style>
    <style:style style:name="P12" style:parent-style-name="ListParagraph" style:family="paragraph"/>
    <style:style style:name="P13" style:parent-style-name="ListParagraph" style:family="paragraph"/>
    <style:style style:name="P14" style:parent-style-name="Heading3" style:family="paragraph">
      <style:paragraph-properties fo:line-height="150%"/>
    </style:style>
    <style:style style:name="P15" style:parent-style-name="ListParagraph" style:family="paragraph"/>
    <style:style style:name="P16" style:parent-style-name="ListParagraph" style:family="paragraph"/>
    <style:style style:name="P17" style:parent-style-name="ListParagraph" style:family="paragraph">
      <style:paragraph-properties fo:margin-left="0.9916in">
        <style:tab-stops/>
      </style:paragraph-properties>
    </style:style>
    <style:style style:name="P18" style:parent-style-name="ListParagraph" style:family="paragraph"/>
    <style:style style:name="P19" style:parent-style-name="ListParagraph" style:family="paragraph"/>
    <style:style style:name="P20" style:parent-style-name="ListParagraph" style:family="paragraph">
      <style:paragraph-properties fo:margin-left="0.9916in">
        <style:tab-stops/>
      </style:paragraph-properties>
    </style:style>
    <style:style style:name="P21" style:parent-style-name="ListParagraph" style:family="paragraph"/>
    <style:style style:name="P22" style:parent-style-name="ListParagraph" style:family="paragraph"/>
    <style:style style:name="P23" style:parent-style-name="ListParagraph" style:family="paragraph"/>
    <style:style style:name="P24" style:parent-style-name="ListParagraph" style:family="paragraph"/>
    <style:style style:name="P25" style:parent-style-name="ListParagraph" style:family="paragraph"/>
    <style:style style:name="P26" style:parent-style-name="ListParagraph" style:family="paragraph">
      <style:paragraph-properties fo:margin-left="0.9916in">
        <style:tab-stops/>
      </style:paragraph-properties>
    </style:style>
    <style:style style:name="P27" style:parent-style-name="ListParagraph" style:family="paragraph"/>
    <style:style style:name="P28" style:parent-style-name="ListParagraph" style:family="paragraph"/>
    <style:style style:name="P29" style:parent-style-name="ListParagraph" style:family="paragraph">
      <style:paragraph-properties fo:margin-left="0.7416in">
        <style:tab-stops/>
      </style:paragraph-properties>
    </style:style>
    <style:style style:name="P30" style:parent-style-name="ListParagraph" style:family="paragraph"/>
    <style:style style:name="P31" style:parent-style-name="ListParagraph" style:family="paragraph"/>
    <style:style style:name="P32" style:parent-style-name="ListParagraph" style:family="paragraph">
      <style:paragraph-properties fo:margin-left="0.7416in">
        <style:tab-stops/>
      </style:paragraph-properties>
    </style:style>
    <style:style style:name="P33" style:parent-style-name="ListParagraph" style:family="paragraph"/>
    <style:style style:name="P34" style:parent-style-name="ListParagraph" style:family="paragraph"/>
    <style:style style:name="P35" style:parent-style-name="ListParagraph" style:family="paragraph"/>
    <style:style style:name="T36" style:parent-style-name="Strong" style:family="text">
      <style:text-properties fo:font-weight="normal" style:font-weight-asian="normal" style:font-weight-complex="normal"/>
    </style:style>
    <style:style style:name="P37" style:parent-style-name="ListParagraph" style:family="paragraph"/>
    <style:style style:name="P38" style:parent-style-name="NormalWeb" style:family="paragraph">
      <style:paragraph-properties fo:margin-left="0.4916in">
        <style:tab-stops/>
      </style:paragraph-properties>
    </style:style>
    <style:style style:name="T39" style:parent-style-name="Strong" style:family="text">
      <style:text-properties fo:font-weight="normal" style:font-weight-asian="normal" style:font-weight-complex="normal"/>
    </style:style>
    <style:style style:name="P40" style:parent-style-name="NormalWeb" style:family="paragraph">
      <style:paragraph-properties fo:text-indent="0.4916in"/>
    </style:style>
    <style:style style:name="T41" style:parent-style-name="Strong" style:family="text">
      <style:text-properties fo:font-weight="normal" style:font-weight-asian="normal" style:font-weight-complex="normal"/>
    </style:style>
    <style:style style:name="P42" style:parent-style-name="NormalWeb" style:family="paragraph">
      <style:paragraph-properties fo:text-indent="0.4916in"/>
    </style:style>
    <style:style style:name="T43" style:parent-style-name="Strong" style:family="text">
      <style:text-properties fo:font-weight="normal" style:font-weight-asian="normal" style:font-weight-complex="normal"/>
    </style:style>
    <style:style style:name="P44" style:parent-style-name="ListParagraph" style:family="paragraph">
      <style:paragraph-properties fo:margin-left="0.7416in">
        <style:tab-stops/>
      </style:paragraph-properties>
    </style:style>
    <style:style style:name="P45" style:parent-style-name="ListParagraph" style:family="paragraph"/>
    <style:style style:name="P46" style:parent-style-name="ListParagraph" style:family="paragraph"/>
    <style:style style:name="P47" style:parent-style-name="ListParagraph" style:family="paragraph">
      <style:paragraph-properties fo:margin-left="0.7416in">
        <style:tab-stops/>
      </style:paragraph-properties>
    </style:style>
    <style:style style:name="P48" style:parent-style-name="ListParagraph" style:family="paragraph"/>
    <style:style style:name="P49" style:parent-style-name="ListParagraph" style:family="paragraph"/>
  </office:automatic-styles>
  <office:body>
    <office:text text:use-soft-page-breaks="true">
      <text:h text:style-name="P1" text:outline-level="1">Matriz DOFA: Higiene en los baños de Campuslands</text:h>
      <text:h text:style-name="P2" text:outline-level="2">Debilidad Principal:</text:h>
      <text:p text:style-name="P3">Los malos de los usuarios, las personas (principalmente los hombres) no hacen un buen uso de los baños públicos, ya que usan los inodoros como orinales causando que la orina salpique y ensucie la taza del baño, sin importarle en lo más mínimo si el asiento sanitario no está levantado (más conocido como el bizcocho del baño), lo cual puede provocar ciertos problemas, como:</text:p>
      <text:p text:style-name="P4">Problemas de salud:</text:p>
      <text:list text:style-name="LFO6" text:continue-numbering="true">
        <text:list-item>
          <text:p text:style-name="P5">Proliferación de bacterias y hongos:</text:p>
        </text:list-item>
      </text:list>
      <text:list text:style-name="LFO9" text:continue-numbering="true">
        <text:list-item>
          <text:p text:style-name="P6">La orina contiene urea, sales y desechos que, si se dejan en superficies, favorecen el crecimiento de bacterias como E. coli o Staphylococcus.</text:p>
        </text:list-item>
        <text:list-item>
          <text:p text:style-name="P7">Puede generar olores fuertes por la descomposición de la urea en amoníaco.</text:p>
        </text:list-item>
      </text:list>
      <text:list text:style-name="LFO6" text:continue-numbering="true">
        <text:list-item>
          <text:p text:style-name="P8">Transmisión de enfermedades:</text:p>
        </text:list-item>
      </text:list>
      <text:list text:style-name="LFO10" text:continue-numbering="true">
        <text:list-item>
          <text:p text:style-name="P9">Aunque la orina en sí es estéril al salir del cuerpo, al contaminar superficies puede convertirse en medio de transporte para bacterias.</text:p>
        </text:list-item>
        <text:list-item>
          <text:p text:style-name="P10">Riesgo indirecto de infecciones urinarias, gastrointestinales o dérmicas si hay contacto con superficies sucias.</text:p>
        </text:list-item>
      </text:list>
      <text:p text:style-name="P11"/>
      <text:list text:style-name="LFO6" text:continue-numbering="true">
        <text:list-item>
          <text:p text:style-name="P12">Alergias o reacciones cutáneas:</text:p>
        </text:list-item>
      </text:list>
      <text:list text:style-name="LFO11" text:continue-numbering="true">
        <text:list-item>
          <text:p text:style-name="P13">El contacto con superficies contaminadas puede causar irritaciones, especialmente en niños o personas sensibles.</text:p>
        </text:list-item>
      </text:list>
      <text:h text:style-name="P14" text:outline-level="3">Problemas sociales y de convivencia:</text:h>
      <text:list text:style-name="LFO12" text:continue-numbering="true">
        <text:list-item>
          <text:p text:style-name="P15">Desagrado o conflicto en casa o trabajo:</text:p>
        </text:list-item>
      </text:list>
      <text:list text:style-name="LFO11" text:continue-numbering="true">
        <text:list-item>
          <text:p text:style-name="P16">Nadie quiere usar un baño sucio. Esto puede causar disgustos, especialmente cuando se quiere usar el baño público.</text:p>
        </text:list-item>
      </text:list>
      <text:p text:style-name="P17"/>
      <text:list text:style-name="LFO12" text:continue-numbering="true">
        <text:list-item>
          <text:p text:style-name="P18">Falta de respeto:</text:p>
        </text:list-item>
      </text:list>
      <text:list text:style-name="LFO11" text:continue-numbering="true">
        <text:list-item>
          <text:p text:style-name="P19">Dejar orina en el asiento o el suelo se percibe como una falta de consideración hacia los demás.</text:p>
        </text:list-item>
      </text:list>
      <text:p text:style-name="P20"/>
      <text:list text:style-name="LFO12" text:continue-numbering="true">
        <text:list-item>
          <text:p text:style-name="P21">Mala imagen personal o institucional:</text:p>
        </text:list-item>
      </text:list>
      <text:list text:style-name="LFO11" text:continue-numbering="true">
        <text:list-item>
          <text:p text:style-name="P22">En empresas, escuelas, restaurantes, etc., da una imagen negativa y poco profesional a la institución.</text:p>
        </text:list-item>
      </text:list>
      <text:h text:style-name="Heading3" text:outline-level="3">Gastos económicos innecesarios por falta de higiene en el baño:</text:h>
      <text:p text:style-name="Normal"/>
      <text:list text:style-name="LFO14" text:continue-numbering="true">
        <text:list-item>
          <text:p text:style-name="P23">Mayor consumo de productos de limpieza:</text:p>
        </text:list-item>
      </text:list>
      <text:list text:style-name="LFO11" text:continue-numbering="true">
        <text:list-item>
          <text:p text:style-name="P24">Se gasta más en desinfectantes, papel, guantes, ambientadores, mopas, etc.</text:p>
        </text:list-item>
        <text:list-item>
          <text:p text:style-name="P25">Si se necesita limpiar con más frecuencia, los productos se acaban más rápido.</text:p>
        </text:list-item>
      </text:list>
      <text:p text:style-name="P26"/>
      <text:list text:style-name="LFO14" text:continue-numbering="true">
        <text:list-item>
          <text:p text:style-name="P27">Tiempo del personal de limpieza:</text:p>
        </text:list-item>
      </text:list>
      <text:p text:style-name="ListParagraph"/>
      <text:list text:style-name="LFO15" text:continue-numbering="true">
        <text:list-item>
          <text:p text:style-name="P28">En oficinas o lugares públicos, el personal debe dedicar más tiempo a baños en lugar de otras tareas → más horas de trabajo = más costo.</text:p>
        </text:list-item>
      </text:list>
      <text:p text:style-name="P29"/>
      <text:list text:style-name="LFO14" text:continue-numbering="true">
        <text:list-item>
          <text:p text:style-name="P30">Desgaste de materiales:</text:p>
        </text:list-item>
      </text:list>
      <text:p text:style-name="ListParagraph"/>
      <text:list text:style-name="LFO15" text:continue-numbering="true">
        <text:list-item>
          <text:p text:style-name="P31">El amoníaco y los residuos de orina pueden dañar el porcelanato, la pintura, los zócalos o el sellado del suelo → más mantenimiento o reparaciones.</text:p>
        </text:list-item>
      </text:list>
      <text:p text:style-name="P32"/>
      <text:list text:style-name="LFO14" text:continue-numbering="true">
        <text:list-item>
          <text:p text:style-name="P33">Reputación y percepción:</text:p>
        </text:list-item>
      </text:list>
      <text:p text:style-name="ListParagraph"/>
      <text:list text:style-name="LFO15" text:continue-numbering="true">
        <text:list-item>
          <text:p text:style-name="P34">Un baño sucio puede alejar<text:s/>a usuarios<text:s/>o generar quejas → impacto económico indirecto.</text:p>
        </text:list-item>
      </text:list>
      <text:h text:style-name="Heading2" text:outline-level="2">Oportunidades (Factores externos positivos)</text:h>
      <text:p text:style-name="Normal"/>
      <text:list text:style-name="LFO16" text:continue-numbering="true">
        <text:list-item>
          <text:p text:style-name="P35"><text:span text:style-name="T36">Educación sobre los beneficios de orinar sentado</text:span>, especialmente para hombres, como:</text:p>
        </text:list-item>
      </text:list>
      <text:p text:style-name="ListParagraph"/>
      <text:list text:style-name="LFO15" text:continue-numbering="true">
        <text:list-item>
          <text:p text:style-name="P37">Educación sobre los beneficios de orinar sentado (higiene, salud prostática, menos salpicaduras).</text:p>
        </text:list-item>
      </text:list>
      <text:p text:style-name="P38"><text:s text:c="2"/><text:span text:style-name="T39">Mayor higiene</text:span><text:s/>(menos salpicaduras en el asiento, suelo y ropa).</text:p>
      <text:p text:style-name="P40"><text:s text:c="2"/><text:span text:style-name="T41">Mejor salud prostática</text:span>, especialmente en hombres mayores.</text:p>
      <text:p text:style-name="P42"><text:s text:c="2"/><text:span text:style-name="T43">Prevención de olores</text:span><text:s/>y reducción del trabajo de limpieza.</text:p>
      <text:p text:style-name="P44"><text:s/></text:p>
      <text:p text:style-name="ListParagraph"><text:s/></text:p>
      <text:list text:style-name="LFO16" text:continue-numbering="true">
        <text:list-item>
          <text:p text:style-name="P45">Tecnología:<text:s/></text:p>
        </text:list-item>
      </text:list>
      <text:p text:style-name="ListParagraph"/>
      <text:list text:style-name="LFO15" text:continue-numbering="true">
        <text:list-item>
          <text:p text:style-name="P46">Señalización con QR para reportar problemas en tiempo real. <text:s/></text:p>
        </text:list-item>
      </text:list>
      <text:p text:style-name="P47"/>
      <text:list text:style-name="LFO16" text:continue-numbering="true">
        <text:list-item>
          <text:p text:style-name="P48">Cultura japonesa como referente:</text:p>
        </text:list-item>
      </text:list>
      <text:p text:style-name="ListParagraph"/>
      <text:list text:style-name="LFO15" text:continue-numbering="true">
        <text:list-item>
          <text:p text:style-name="P49">Normalizar el hábito de orinar sentado (en Japón es común por respeto al espacio compartido). <text:s/></text:p>
        </text:list-item>
      </text:list>
      <text:p text:style-name="Normal"><text:line-break/>Fortalezas (Factores internos positivos):<text:line-break/><text:line-break/>1. Presencia de personal de limpieza comprometido:<text:line-break/><text:s text:c="3"/>El personal de aseo en Campuslands realiza limpiezas regulares y está dispuesto a responder a quejas o reportes, lo que permite mantener cierto control sobre la higiene.<text:line-break/><text:line-break/>2. Disponibilidad de productos de limpieza adecuados:<text:line-break/><text:s text:c="3"/>Se cuenta con insumos como desinfectantes, ambientadores, guantes y papel higiénico, lo cual facilita una limpieza más efectiva cuando se realiza correctamente.<text:line-break/><text:line-break/>3. Cultura institucional orientada a la mejora continua:<text:line-break/><text:s text:c="3"/>Campuslands promueve el respeto y la convivencia, por lo que iniciativas relacionadas con la higiene pueden ser bien recibidas si se comunican adecuadamente.<text:line-break/><text:line-break/>4. Accesibilidad a recursos digitales para campañas educativas:<text:line-break/><text:s text:c="3"/>La institución tiene medios para crear videos, infografías o sistemas digitales que ayuden a formar conciencia sobre el uso adecuado del baño.<text:line-break/></text:p>
      <text:p text:style-name="Normal"><text:line-break/>Amenazas (Factores externos negativos):<text:line-break/><text:line-break/>1. Resistencia cultural o falta de costumbre a orinar sentado:<text:line-break/><text:s text:c="3"/>Muchos hombres ven esta práctica como innecesaria o “poco masculina”, lo cual dificulta un cambio de comportamiento.<text:line-break/><text:line-break/>2. Falta de educación higiénica desde edades tempranas:<text:line-break/><text:s text:c="3"/>Si no se enseñan hábitos básicos en casa o en la escuela, se arrastran malas prácticas al entorno académico o laboral.<text:line-break/><text:line-break/>3. Normalización de comportamientos antihigiénicos:<text:line-break/><text:s text:c="3"/>A pesar de ser una institución privada, algunos estudiantes pueden reproducir actitudes poco higiénicas vistas fuera de Campuslands, creyendo que no son problemáticas.<text:line-break/><text:line-break/>4. Limitaciones presupuestales para implementar soluciones estructurales:<text:line-break/><text:s text:c="3"/>Mejoras como sensores, señalización digital o campañas constantes pueden requerir inversión que debe ser cuidadosamente administrada.<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CO"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1666in" fo:margin-bottom="0in"/>
      <style:text-properties style:font-name-asian="Yu Gothic Light" style:font-name-complex="Times New Roman"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text-align="start" fo:margin-top="0.0277in" fo:margin-bottom="0in"/>
      <style:text-properties style:font-name-asian="Yu Gothic Light" style:font-name-complex="Times New Roman" fo:font-weight="bold" style:font-weight-asian="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text-align="start" fo:margin-top="0.0277in" fo:margin-bottom="0in"/>
      <style:text-properties style:font-name-asian="Yu Gothic Light" style:font-name-complex="Times New Roman" fo:font-weight="bold" style:font-weight-asian="bold" style:font-size-complex="12pt" fo:hyphenate="false"/>
    </style:style>
    <style:style style:name="Normal" style:display-name="Normal" style:family="paragraph">
      <style:paragraph-properties fo:text-align="justify"/>
      <style:text-properties style:font-name="Times New Roman" fo:font-size="12pt" style:font-size-asian="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Yu Gothic Light" style:font-name-complex="Times New Roman" fo:font-weight="bold" style:font-weight-asian="bold" fo:font-size="16pt" style:font-size-asian="16pt" style:font-size-complex="16pt"/>
    </style:style>
    <style:style style:name="Heading2Char" style:display-name="Heading 2 Char" style:family="text" style:parent-style-name="DefaultParagraphFont">
      <style:text-properties style:font-name="Times New Roman" style:font-name-asian="Yu Gothic Light" style:font-name-complex="Times New Roman" fo:font-weight="bold" style:font-weight-asian="bold"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Times New Roman" style:font-name-asian="Yu Gothic Light" style:font-name-complex="Times New Roman" fo:font-weight="bold" style:font-weight-asian="bold"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text-align="start" fo:margin-top="0.0694in" fo:margin-bottom="0.0694in" fo:line-height="100%"/>
      <style:text-properties style:font-name-asian="Times New Roman" style:font-name-complex="Times New Roman" style:font-size-complex="12pt" style:language-asian="es" style:country-asian="CO"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2" style:family="text">
      <style:text-properties style:font-name="Times New Roman" style:font-name-asian="Calibri" style:font-name-complex="Times New Roman"/>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4">
      <text:list-level-style-number text:level="1" style:num-suffix="." style:num-format="1">
        <style:list-level-properties text:space-before="0.4916in" text:min-label-width="0.4916in" text:list-level-position-and-space-mode="label-alignment">
          <style:list-level-label-alignment text:label-followed-by="listtab" fo:margin-left="0.9833in" fo:text-indent="-0.4916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5">
      <text:list-level-style-number text:level="1" style:num-suffix="." style:num-format="1">
        <style:list-level-properties text:space-before="0.4916in" text:min-label-width="0.4916in" text:list-level-position-and-space-mode="label-alignment">
          <style:list-level-label-alignment text:label-followed-by="listtab" fo:margin-left="0.9833in" fo:text-indent="-0.4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David Quiñonez | LOGIC SOLUTIONS‎</meta:initial-creator>
    <dc:creator>Juan David Quiñonez | LOGIC SOLUTIONS‎</dc:creator>
    <meta:creation-date>2025-06-09T13:23:00Z</meta:creation-date>
    <dc:date>2025-06-09T13:23:00Z</dc:date>
    <meta:template xlink:href="Normal.dotm" xlink:type="simple"/>
    <meta:editing-cycles>3</meta:editing-cycles>
    <meta:editing-duration>PT420S</meta:editing-duration>
    <meta:document-statistic meta:page-count="1" meta:paragraph-count="9" meta:word-count="701" meta:character-count="4692" meta:row-count="33" meta:non-whitespace-character-count="4000"/>
  </office:meta>
</office:document-meta>
</file>